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automatic-styles>
    <style:style style:name="P1" style:family="paragraph" style:parent-style-name="Headline_20_1">
      <style:text-properties fo:language="nl" fo:country="NL"/>
    </style:style>
    <style:style style:name="P2" style:family="paragraph" style:parent-style-name="Absatz_20_niederl._20_mit_20_Initial">
      <style:text-properties fo:language="nl" fo:country="NL"/>
    </style:style>
    <style:style style:name="T1" style:family="text">
      <style:text-properties fo:color="#0000ff"/>
    </style:style>
    <style:style style:name="T2" style:family="text">
      <style:text-properties fo:color="#ff0000"/>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Nederlands () - 31</text:h>
      <text:p text:style-name="P2">De <text:span text:style-name="T1">oppositie</text:span> vindt de inhoud van het verdrag echter veel te mager. "Het Verdrag van Amsterdam voldoet niet aan de minimale voorwaarden", aldus CDA-fractievoorzitter De Hoop Scheffer. Volgens hem is er niet genoeg in het verdrag geregeld om de uitbreiding van de EU met nieuwe <text:span text:style-name="T2">lidstartesn</text:span> uit Oost-Europa <text:span text:style-name="T1">fatsoenlijk</text:span> te regelen. Premier Kok hield zijn critici voor dat hij blij was dat het verdrag was gesloten omdat het 'een ramp' geweest zou zijn als er geen verdrag was gekomen. Het hele proces van de eenwording van Europa zou dan zijn vertraagd. Hij noemde het verdrag "een bescheiden stap, maar wel een stap <text:span text:style-name="T1">vooruit</text:span>". Volgens hem begint met het verdrag een nieuwe fase in de eenwording van Europa. Hij ontkende in alle toonaarden dat de uitbreiding van de EU in <text:span text:style-name="T1">gevaar</text:span> komt omdat er in het verdrag te weinig voor is geregeld. "Er is de politieke wil om tot <text:span text:style-name="T2">uitreiding</text:span> over te gaan", beklemtoonde hij. </text:p>
      <text:p text:style-name="P2">De voorspelling dat de wereldbevolking zich de komende eeuw zal verdubbelen van 5,8 tot 12 miljard komt met een waarschijnlijkheid van 66 procent niet uit. Wel zal het aantal 60-plussers <text:span text:style-name="T1">verdubbelen</text:span>. Dit schrijft een internationaal team wetenschappers in het vakblad Nature. Het team Oostenrijkse, <text:span text:style-name="T2">Amerikanse</text:span> en Nederlandse <text:span text:style-name="T1">wetenschappers</text:span> dat over de hele wereld <text:span text:style-name="T2">onderoek</text:span> heeft gedaan naar vruchtbaarheid, sterftecijfer en migratie, gaat er vanuit dat het aantal mensen op de <text:span text:style-name="T1">wereld</text:span> in het jaar 2050 zal zijn gestegen tot 10 miljard. De sterkste groei zal zich waarschijnlijk voordoen in het Midden-Oosten en Afri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Absatz_20_Normal" style:display-name="Absatz Normal" style:family="paragraph" style:parent-style-name="Standard">
      <style:paragraph-properties fo:margin-top="0.199cm" fo:margin-bottom="0.199cm" fo:text-align="justify" style:justify-single-word="false" fo:orphans="2" fo:widows="2" fo:hyphenation-ladder-count="2"/>
      <style:text-properties style:letter-kerning="true" fo:hyphenate="true" fo:hyphenation-remain-char-count="2" fo:hyphenation-push-char-count="2"/>
    </style:style>
    <style:style style:name="Absatz_20_mit_20_Initial" style:display-name="Absatz mit Initial" style:family="paragraph" style:parent-style-name="Absatz_20_Normal" style:next-style-name="Absatz_20_EInzug_20_erste_20_Zeile">
      <style:paragraph-properties>
        <style:drop-cap style:lines="3"/>
      </style:paragraph-properties>
    </style:style>
    <style:style style:name="Absatz_20_EInzug_20_erste_20_Zeile" style:display-name="Absatz EInzug erste Zeile" style:family="paragraph" style:parent-style-name="Absatz_20_Normal">
      <style:paragraph-properties fo:margin-left="0cm" fo:margin-right="0cm" fo:text-indent="0.499cm" style:auto-text-indent="false"/>
    </style:style>
    <style:style style:name="Absatz_20_niederl._20_mit_20_Initial" style:display-name="Absatz niederl. mit Initial" style:family="paragraph" style:parent-style-name="Absatz_20_mit_20_Initial">
      <style:text-properties fo:language="nl" fo:country="NL"/>
    </style:style>
    <style:style style:name="Headline" style:family="paragraph" style:parent-style-name="Standard" style:next-style-name="Standard">
      <style:paragraph-properties fo:margin-top="0.499cm" fo:margin-bottom="0.349cm" fo:keep-with-next="always"/>
      <style:text-properties style:font-name="Arial" fo:font-size="22pt" fo:text-shadow="1pt 1pt" fo:font-weight="bold"/>
    </style:style>
    <style:style style:name="Headline_20_1" style:display-name="Headline 1" style:family="paragraph" style:parent-style-name="Headline" style:next-style-name="Absatz_20_mit_20_Initial" style:default-outline-level="1">
      <style:text-properties fo:font-size="20pt"/>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3$Build-8986</meta:generator>
    <meta:initial-creator> </meta:initial-creator>
    <meta:creation-date>2000-03-01T14:41:01</meta:creation-date>
    <dc:creator>Helge Delfs</dc:creator>
    <dc:date>2001-09-24T09:53:39</dc:date>
    <dc:language>de-DE</dc:language>
    <meta:editing-cycles>3</meta:editing-cycles>
    <meta:editing-duration>PT3M3S</meta:editing-duration>
    <meta:user-defined meta:name="Info 0"/>
    <meta:user-defined meta:name="Info 1"/>
    <meta:user-defined meta:name="Info 2"/>
    <meta:user-defined meta:name="Info 3"/>
    <meta:document-statistic meta:table-count="0" meta:image-count="0" meta:object-count="0" meta:page-count="1" meta:paragraph-count="3" meta:word-count="253" meta:character-count="1540"/>
  </office:meta>
</office:document-meta>
</file>